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799cb0"/>
    </style:style>
    <style:style style:name="P2" style:family="paragraph" style:parent-style-name="Text_20_body">
      <style:text-properties officeooo:paragraph-rsid="00df0d63"/>
    </style:style>
    <style:style style:name="P3" style:family="paragraph" style:parent-style-name="Text_20_body">
      <style:text-properties officeooo:paragraph-rsid="00e81224"/>
    </style:style>
    <style:style style:name="P4" style:family="paragraph" style:parent-style-name="Text_20_body">
      <style:text-properties officeooo:paragraph-rsid="00fa6e33"/>
    </style:style>
    <style:style style:name="P5" style:family="paragraph" style:parent-style-name="Text_20_body">
      <style:text-properties officeooo:paragraph-rsid="010bf12b"/>
    </style:style>
    <style:style style:name="P6" style:family="paragraph" style:parent-style-name="Text_20_body">
      <style:text-properties officeooo:paragraph-rsid="0100e1b4"/>
    </style:style>
    <style:style style:name="P7" style:family="paragraph" style:parent-style-name="Heading_20_2">
      <style:text-properties officeooo:paragraph-rsid="00e81224"/>
    </style:style>
    <style:style style:name="P8" style:family="paragraph" style:parent-style-name="Heading_20_2">
      <style:text-properties officeooo:rsid="0063870d" officeooo:paragraph-rsid="0063870d"/>
    </style:style>
    <style:style style:name="P9" style:family="paragraph" style:parent-style-name="Heading_20_2">
      <style:text-properties officeooo:paragraph-rsid="00b47c20"/>
    </style:style>
    <style:style style:name="P10" style:family="paragraph" style:parent-style-name="Heading_20_2">
      <style:paragraph-properties fo:break-before="page"/>
      <style:text-properties officeooo:paragraph-rsid="0100e1b4"/>
    </style:style>
    <style:style style:name="T1" style:family="text">
      <style:text-properties fo:font-style="italic" style:font-style-asian="italic"/>
    </style:style>
    <style:style style:name="T2" style:family="text">
      <style:text-properties fo:font-style="italic" officeooo:rsid="006b88ea"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9510ee" style:font-weight-asian="bold" style:font-weight-complex="bold"/>
    </style:style>
    <style:style style:name="T5" style:family="text">
      <style:text-properties fo:font-weight="bold" officeooo:rsid="0096d4c4" style:font-weight-asian="bold" style:font-weight-complex="bold"/>
    </style:style>
    <style:style style:name="T6" style:family="text">
      <style:text-properties fo:font-weight="bold" officeooo:rsid="00928014" style:font-weight-asian="bold" style:font-weight-complex="bold"/>
    </style:style>
    <style:style style:name="T7" style:family="text">
      <style:text-properties fo:font-weight="bold" officeooo:rsid="009d86a4" style:font-weight-asian="bold" style:font-weight-complex="bold"/>
    </style:style>
    <style:style style:name="T8" style:family="text">
      <style:text-properties style:font-name="Arial1" officeooo:rsid="0052f243"/>
    </style:style>
    <style:style style:name="T9" style:family="text">
      <style:text-properties style:font-name="Arial1" officeooo:rsid="0056c93d"/>
    </style:style>
    <style:style style:name="T10" style:family="text">
      <style:text-properties style:font-name="Arial1" officeooo:rsid="005f8a77"/>
    </style:style>
    <style:style style:name="T11" style:family="text">
      <style:text-properties style:font-name="Arial1" officeooo:rsid="00705396"/>
    </style:style>
    <style:style style:name="T12" style:family="text">
      <style:text-properties style:font-name="Arial1" officeooo:rsid="007141de"/>
    </style:style>
    <style:style style:name="T13" style:family="text">
      <style:text-properties style:font-name="Arial1" officeooo:rsid="00731334"/>
    </style:style>
    <style:style style:name="T14" style:family="text">
      <style:text-properties style:font-name="Arial1" officeooo:rsid="00735818"/>
    </style:style>
    <style:style style:name="T15" style:family="text">
      <style:text-properties style:font-name="Arial1" officeooo:rsid="007550f3"/>
    </style:style>
    <style:style style:name="T16" style:family="text">
      <style:text-properties style:font-name="Arial1" officeooo:rsid="0075f277"/>
    </style:style>
    <style:style style:name="T17" style:family="text">
      <style:text-properties style:font-name="Arial1" officeooo:rsid="00779296"/>
    </style:style>
    <style:style style:name="T18" style:family="text">
      <style:text-properties style:font-name="Arial1" officeooo:rsid="007e5f03"/>
    </style:style>
    <style:style style:name="T19" style:family="text">
      <style:text-properties style:font-name="Arial1" officeooo:rsid="00800d79"/>
    </style:style>
    <style:style style:name="T20" style:family="text">
      <style:text-properties style:font-name="Arial1" officeooo:rsid="0084082b"/>
    </style:style>
    <style:style style:name="T21" style:family="text">
      <style:text-properties style:font-name="Arial1" fo:font-weight="bold" officeooo:rsid="00892bcd" style:font-weight-asian="bold" style:font-weight-complex="bold"/>
    </style:style>
    <style:style style:name="T22" style:family="text">
      <style:text-properties style:font-name="Arial1" officeooo:rsid="008bd7f7"/>
    </style:style>
    <style:style style:name="T23" style:family="text">
      <style:text-properties style:font-name="Arial1" officeooo:rsid="008ce812"/>
    </style:style>
    <style:style style:name="T24" style:family="text">
      <style:text-properties style:font-name="Arial1" officeooo:rsid="0099ac87"/>
    </style:style>
    <style:style style:name="T25" style:family="text">
      <style:text-properties style:font-name="Arial1" fo:font-weight="normal" officeooo:rsid="009bbb41" style:font-weight-asian="normal" style:font-weight-complex="normal"/>
    </style:style>
    <style:style style:name="T26" style:family="text">
      <style:text-properties style:font-name="Arial1" fo:font-weight="normal" officeooo:rsid="009d86a4" style:font-weight-asian="normal" style:font-weight-complex="normal"/>
    </style:style>
    <style:style style:name="T27" style:family="text">
      <style:text-properties style:font-name="Arial1" fo:font-weight="normal" officeooo:rsid="009e4803" style:font-weight-asian="normal" style:font-weight-complex="normal"/>
    </style:style>
    <style:style style:name="T28" style:family="text">
      <style:text-properties style:font-name="Arial1" fo:font-weight="normal" officeooo:rsid="00a22638" style:font-weight-asian="normal" style:font-weight-complex="normal"/>
    </style:style>
    <style:style style:name="T29" style:family="text">
      <style:text-properties style:font-name="Arial1" fo:font-weight="normal" officeooo:rsid="00a2646f" style:font-weight-asian="normal" style:font-weight-complex="normal"/>
    </style:style>
    <style:style style:name="T30" style:family="text">
      <style:text-properties style:font-name="Arial1" fo:font-weight="normal" officeooo:rsid="00a3c1be" style:font-weight-asian="normal" style:font-weight-complex="normal"/>
    </style:style>
    <style:style style:name="T31" style:family="text">
      <style:text-properties style:font-name="Arial1" fo:font-weight="normal" officeooo:rsid="00c39ef3" style:font-weight-asian="normal" style:font-weight-complex="normal"/>
    </style:style>
    <style:style style:name="T32" style:family="text">
      <style:text-properties style:font-name="Arial1" fo:font-weight="normal" officeooo:rsid="00c57c7b" style:font-weight-asian="normal" style:font-weight-complex="normal"/>
    </style:style>
    <style:style style:name="T33" style:family="text">
      <style:text-properties style:font-name="Arial1" fo:font-weight="normal" officeooo:rsid="00c73188" style:font-weight-asian="normal" style:font-weight-complex="normal"/>
    </style:style>
    <style:style style:name="T34" style:family="text">
      <style:text-properties style:font-name="Arial1" officeooo:rsid="00ad269a"/>
    </style:style>
    <style:style style:name="T35" style:family="text">
      <style:text-properties style:font-name="Arial1" officeooo:rsid="00b03c3f"/>
    </style:style>
    <style:style style:name="T36" style:family="text">
      <style:text-properties style:font-name="Arial1" officeooo:rsid="00ae92c0"/>
    </style:style>
    <style:style style:name="T37" style:family="text">
      <style:text-properties style:font-name="Arial1" officeooo:rsid="00b226eb"/>
    </style:style>
    <style:style style:name="T38" style:family="text">
      <style:text-properties style:font-name="Arial1" officeooo:rsid="00b46dd0"/>
    </style:style>
    <style:style style:name="T39" style:family="text">
      <style:text-properties style:font-name="Arial1" officeooo:rsid="00bcb103"/>
    </style:style>
    <style:style style:name="T40" style:family="text">
      <style:text-properties style:font-name="Arial1" officeooo:rsid="00c876a2"/>
    </style:style>
    <style:style style:name="T41" style:family="text">
      <style:text-properties style:font-name="Arial1" officeooo:rsid="00d55371"/>
    </style:style>
    <style:style style:name="T42" style:family="text">
      <style:text-properties style:font-name="Arial1" fo:font-style="normal" officeooo:rsid="00e10c45" style:font-style-asian="normal" style:font-style-complex="normal"/>
    </style:style>
    <style:style style:name="T43" style:family="text">
      <style:text-properties style:font-name="Arial1" fo:font-style="normal" officeooo:rsid="00e6b874" style:font-style-asian="normal" style:font-style-complex="normal"/>
    </style:style>
    <style:style style:name="T44" style:family="text">
      <style:text-properties style:font-name="Arial1" fo:font-style="normal" officeooo:rsid="00fd56f7" style:font-style-asian="normal" style:font-style-complex="normal"/>
    </style:style>
    <style:style style:name="T45" style:family="text">
      <style:text-properties style:font-name="Arial1" fo:font-style="italic" officeooo:rsid="00e10c45" style:font-style-asian="italic" style:font-style-complex="italic"/>
    </style:style>
    <style:style style:name="T46" style:family="text">
      <style:text-properties style:font-name="Arial1" fo:font-style="italic" officeooo:rsid="00df0d63" style:font-style-asian="italic" style:font-style-complex="italic"/>
    </style:style>
    <style:style style:name="T47" style:family="text">
      <style:text-properties style:font-name="Arial1" officeooo:rsid="00df0d63"/>
    </style:style>
    <style:style style:name="T48" style:family="text">
      <style:text-properties style:font-name="Arial1" officeooo:rsid="00e10c45"/>
    </style:style>
    <style:style style:name="T49" style:family="text">
      <style:text-properties style:font-name="Arial1" officeooo:rsid="00e199ca"/>
    </style:style>
    <style:style style:name="T50" style:family="text">
      <style:text-properties style:font-name="Arial1" officeooo:rsid="00e2117a"/>
    </style:style>
    <style:style style:name="T51" style:family="text">
      <style:text-properties style:font-name="Arial1" officeooo:rsid="00e34f44"/>
    </style:style>
    <style:style style:name="T52" style:family="text">
      <style:text-properties style:font-name="Arial1" officeooo:rsid="00e40e44"/>
    </style:style>
    <style:style style:name="T53" style:family="text">
      <style:text-properties style:font-name="Arial1" officeooo:rsid="00e80ec2"/>
    </style:style>
    <style:style style:name="T54" style:family="text">
      <style:text-properties style:font-name="Arial1" officeooo:rsid="00e81224"/>
    </style:style>
    <style:style style:name="T55" style:family="text">
      <style:text-properties style:font-name="Arial1" officeooo:rsid="00825e24"/>
    </style:style>
    <style:style style:name="T56" style:family="text">
      <style:text-properties style:font-name="Arial1" officeooo:rsid="008ceb1b"/>
    </style:style>
    <style:style style:name="T57" style:family="text">
      <style:text-properties style:font-name="Arial1" officeooo:rsid="00ec42ae"/>
    </style:style>
    <style:style style:name="T58" style:family="text">
      <style:text-properties style:font-name="Arial1" officeooo:rsid="00eace63"/>
    </style:style>
    <style:style style:name="T59" style:family="text">
      <style:text-properties style:font-name="Arial1" officeooo:rsid="00ed39d5"/>
    </style:style>
    <style:style style:name="T60" style:family="text">
      <style:text-properties style:font-name="Arial1" officeooo:rsid="00ed4e93"/>
    </style:style>
    <style:style style:name="T61" style:family="text">
      <style:text-properties style:font-name="Arial1" officeooo:rsid="00f4eed7"/>
    </style:style>
    <style:style style:name="T62" style:family="text">
      <style:text-properties style:font-name="Arial1" officeooo:rsid="00fbc94f"/>
    </style:style>
    <style:style style:name="T63" style:family="text">
      <style:text-properties style:font-name="Arial1" officeooo:rsid="00fef98b"/>
    </style:style>
    <style:style style:name="T64" style:family="text">
      <style:text-properties style:font-name="Arial1" officeooo:rsid="00ffee60"/>
    </style:style>
    <style:style style:name="T65" style:family="text">
      <style:text-properties style:font-name="Arial1" officeooo:rsid="010182c6"/>
    </style:style>
    <style:style style:name="T66" style:family="text">
      <style:text-properties style:font-name="Arial1" officeooo:rsid="0103453c"/>
    </style:style>
    <style:style style:name="T67" style:family="text">
      <style:text-properties style:font-name="Arial1" officeooo:rsid="0105bc1a"/>
    </style:style>
    <style:style style:name="T68" style:family="text">
      <style:text-properties style:font-name="Arial1" officeooo:rsid="01079a79"/>
    </style:style>
    <style:style style:name="T69" style:family="text">
      <style:text-properties style:font-name="Arial1" officeooo:rsid="010d0e63"/>
    </style:style>
    <style:style style:name="T70" style:family="text">
      <style:text-properties style:font-name="Arial1" officeooo:rsid="010ff4c4"/>
    </style:style>
    <style:style style:name="T71" style:family="text">
      <style:text-properties style:font-name="Arial1" officeooo:rsid="0110c321"/>
    </style:style>
    <style:style style:name="T72" style:family="text">
      <style:text-properties officeooo:rsid="0051e87b"/>
    </style:style>
    <style:style style:name="T73" style:family="text">
      <style:text-properties officeooo:rsid="0052f243"/>
    </style:style>
    <style:style style:name="T74" style:family="text">
      <style:text-properties officeooo:rsid="00536fd7"/>
    </style:style>
    <style:style style:name="T75" style:family="text">
      <style:text-properties officeooo:rsid="005476d7"/>
    </style:style>
    <style:style style:name="T76" style:family="text">
      <style:text-properties officeooo:rsid="0055c40e"/>
    </style:style>
    <style:style style:name="T77" style:family="text">
      <style:text-properties officeooo:rsid="0056a651"/>
    </style:style>
    <style:style style:name="T78" style:family="text">
      <style:text-properties officeooo:rsid="0056c93d"/>
    </style:style>
    <style:style style:name="T79" style:family="text">
      <style:text-properties officeooo:rsid="00586bea"/>
    </style:style>
    <style:style style:name="T80" style:family="text">
      <style:text-properties officeooo:rsid="005a54bb"/>
    </style:style>
    <style:style style:name="T81" style:family="text">
      <style:text-properties officeooo:rsid="005f8a77"/>
    </style:style>
    <style:style style:name="T82" style:family="text">
      <style:text-properties officeooo:rsid="005faf30"/>
    </style:style>
    <style:style style:name="T83" style:family="text">
      <style:text-properties officeooo:rsid="00614843"/>
    </style:style>
    <style:style style:name="T84" style:family="text">
      <style:text-properties officeooo:rsid="0065c02f"/>
    </style:style>
    <style:style style:name="T85" style:family="text">
      <style:text-properties officeooo:rsid="006952ce"/>
    </style:style>
    <style:style style:name="T86" style:family="text">
      <style:text-properties officeooo:rsid="006b88ea"/>
    </style:style>
    <style:style style:name="T87" style:family="text">
      <style:text-properties officeooo:rsid="006bd561"/>
    </style:style>
    <style:style style:name="T88" style:family="text">
      <style:text-properties officeooo:rsid="006dbcac"/>
    </style:style>
    <style:style style:name="T89" style:family="text">
      <style:text-properties officeooo:rsid="006f5afe"/>
    </style:style>
    <style:style style:name="T90" style:family="text">
      <style:text-properties officeooo:rsid="00705396"/>
    </style:style>
    <style:style style:name="T91" style:family="text">
      <style:text-properties officeooo:rsid="00780f81"/>
    </style:style>
    <style:style style:name="T92" style:family="text">
      <style:text-properties officeooo:rsid="0078753e"/>
    </style:style>
    <style:style style:name="T93" style:family="text">
      <style:text-properties officeooo:rsid="0078902c"/>
    </style:style>
    <style:style style:name="T94" style:family="text">
      <style:text-properties officeooo:rsid="00799cb0"/>
    </style:style>
    <style:style style:name="T95" style:family="text">
      <style:text-properties officeooo:rsid="007e5f03"/>
    </style:style>
    <style:style style:name="T96" style:family="text">
      <style:text-properties officeooo:rsid="00806550"/>
    </style:style>
    <style:style style:name="T97" style:family="text">
      <style:text-properties officeooo:rsid="00825e24"/>
    </style:style>
    <style:style style:name="T98" style:family="text">
      <style:text-properties officeooo:rsid="0083986d"/>
    </style:style>
    <style:style style:name="T99" style:family="text">
      <style:text-properties officeooo:rsid="0084082b"/>
    </style:style>
    <style:style style:name="T100" style:family="text">
      <style:text-properties officeooo:rsid="008606de"/>
    </style:style>
    <style:style style:name="T101" style:family="text">
      <style:text-properties officeooo:rsid="00892bcd"/>
    </style:style>
    <style:style style:name="T102" style:family="text">
      <style:text-properties officeooo:rsid="00894457"/>
    </style:style>
    <style:style style:name="T103" style:family="text">
      <style:text-properties officeooo:rsid="008a7f71"/>
    </style:style>
    <style:style style:name="T104" style:family="text">
      <style:text-properties officeooo:rsid="008ce812"/>
    </style:style>
    <style:style style:name="T105" style:family="text">
      <style:text-properties officeooo:rsid="008ceb1b"/>
    </style:style>
    <style:style style:name="T106" style:family="text">
      <style:text-properties officeooo:rsid="008f3ac2"/>
    </style:style>
    <style:style style:name="T107" style:family="text">
      <style:text-properties fo:font-weight="normal" officeooo:rsid="009a1ed1" style:font-weight-asian="normal" style:font-weight-complex="normal"/>
    </style:style>
    <style:style style:name="T108" style:family="text">
      <style:text-properties fo:font-weight="normal" officeooo:rsid="009bbb41" style:font-weight-asian="normal" style:font-weight-complex="normal"/>
    </style:style>
    <style:style style:name="T109" style:family="text">
      <style:text-properties fo:font-weight="normal" officeooo:rsid="00928014" style:font-weight-asian="normal" style:font-weight-complex="normal"/>
    </style:style>
    <style:style style:name="T110" style:family="text">
      <style:text-properties fo:font-weight="normal" officeooo:rsid="009d86a4" style:font-weight-asian="normal" style:font-weight-complex="normal"/>
    </style:style>
    <style:style style:name="T111" style:family="text">
      <style:text-properties fo:font-weight="normal" officeooo:rsid="00ec7616" style:font-weight-asian="normal" style:font-weight-complex="normal"/>
    </style:style>
    <style:style style:name="T112" style:family="text">
      <style:text-properties officeooo:rsid="009bbb41"/>
    </style:style>
    <style:style style:name="T113" style:family="text">
      <style:text-properties officeooo:rsid="00a5838f"/>
    </style:style>
    <style:style style:name="T114" style:family="text">
      <style:text-properties officeooo:rsid="00aab0a1"/>
    </style:style>
    <style:style style:name="T115" style:family="text">
      <style:text-properties officeooo:rsid="00ab2b4f"/>
    </style:style>
    <style:style style:name="T116" style:family="text">
      <style:text-properties officeooo:rsid="00ae92c0"/>
    </style:style>
    <style:style style:name="T117" style:family="text">
      <style:text-properties officeooo:rsid="00c06c3b"/>
    </style:style>
    <style:style style:name="T118" style:family="text">
      <style:text-properties officeooo:rsid="00c20c96"/>
    </style:style>
    <style:style style:name="T119" style:family="text">
      <style:text-properties officeooo:rsid="00cb7dc3"/>
    </style:style>
    <style:style style:name="T120" style:family="text">
      <style:text-properties officeooo:rsid="00cc4320"/>
    </style:style>
    <style:style style:name="T121" style:family="text">
      <style:text-properties officeooo:rsid="00cc87ed"/>
    </style:style>
    <style:style style:name="T122" style:family="text">
      <style:text-properties officeooo:rsid="00ce0e99"/>
    </style:style>
    <style:style style:name="T123" style:family="text">
      <style:text-properties officeooo:rsid="00cfcc46"/>
    </style:style>
    <style:style style:name="T124" style:family="text">
      <style:text-properties officeooo:rsid="00d0d928"/>
    </style:style>
    <style:style style:name="T125" style:family="text">
      <style:text-properties officeooo:rsid="00d205ca"/>
    </style:style>
    <style:style style:name="T126" style:family="text">
      <style:text-properties officeooo:rsid="00d3da55"/>
    </style:style>
    <style:style style:name="T127" style:family="text">
      <style:text-properties officeooo:rsid="00d4fe48"/>
    </style:style>
    <style:style style:name="T128" style:family="text">
      <style:text-properties officeooo:rsid="00d55371"/>
    </style:style>
    <style:style style:name="T129" style:family="text">
      <style:text-properties officeooo:rsid="00d63841"/>
    </style:style>
    <style:style style:name="T130" style:family="text">
      <style:text-properties officeooo:rsid="00d835e9"/>
    </style:style>
    <style:style style:name="T131" style:family="text">
      <style:text-properties officeooo:rsid="00d9bb0a"/>
    </style:style>
    <style:style style:name="T132" style:family="text">
      <style:text-properties officeooo:rsid="00df0d63"/>
    </style:style>
    <style:style style:name="T133" style:family="text">
      <style:text-properties style:font-name="Arial" officeooo:rsid="00e199ca"/>
    </style:style>
    <style:style style:name="T134" style:family="text">
      <style:text-properties officeooo:rsid="00e81224"/>
    </style:style>
    <style:style style:name="T135" style:family="text">
      <style:text-properties officeooo:rsid="00ea0cf1"/>
    </style:style>
    <style:style style:name="T136" style:family="text">
      <style:text-properties officeooo:rsid="00f4eed7"/>
    </style:style>
    <style:style style:name="T137" style:family="text">
      <style:text-properties officeooo:rsid="00f799ee"/>
    </style:style>
    <style:style style:name="T138" style:family="text">
      <style:text-properties officeooo:rsid="00fef98b"/>
    </style:style>
    <style:style style:name="T139" style:family="text">
      <style:text-properties style:font-name="Arial2" fo:font-size="14pt" fo:font-weight="bold" officeooo:rsid="00fef98b" style:font-name-asian="Tahoma" style:font-size-asian="16.1000003814697pt" style:font-weight-asian="bold" style:font-name-complex="FreeSans" style:font-size-complex="16.1000003814697pt" style:font-weight-complex="600"/>
    </style:style>
    <style:style style:name="T140" style:family="text">
      <style:text-properties officeooo:rsid="0106da4f"/>
    </style:style>
    <style:style style:name="T141" style:family="text">
      <style:text-properties officeooo:rsid="010a17b9"/>
    </style:style>
    <style:style style:name="T142" style:family="text">
      <style:text-properties officeooo:rsid="010bf12b"/>
    </style:style>
    <style:style style:name="T143" style:family="text">
      <style:text-properties officeooo:rsid="0111f37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erials and methods</text:h>
      <text:h text:style-name="Heading_20_2" text:outline-level="2">Preparation of <text:span text:style-name="T73">the input </text:span>IgH sequences</text:h>
      <text:p text:style-name="Text_20_body">Bulk, pre-annotated IgH data from the mRNA extracts of sorted B-cell compartments were generated by IRepertoire (Huntsville, AL). In order to be consistent throughout our studies we extracted all raw nucleotide sequences from these datasets and reannotated using the same IMGT/V-QUEST online service <text:reference-mark-start text:name="ZOTERO_ITEM CSL_CITATION {&quot;citationID&quot;:&quot;IwcwJYOp&quot;,&quot;properties&quot;:{&quot;formattedCitation&quot;:&quot;[1]&quot;,&quot;plainCitation&quot;:&quot;[1]&quot;,&quot;noteIndex&quot;:0},&quot;citationItems&quot;:[{&quot;id&quot;:701,&quot;uris&quot;:[&quot;http://zotero.org/users/88945/items/69FQ44QN&quot;],&quot;uri&quot;:[&quot;http://zotero.org/users/88945/items/69FQ44QN&quot;],&quot;itemData&quot;:{&quot;id&quot;:701,&quot;type&quot;:&quot;article-journal&quot;,&quot;title&quot;:&quot;IMGT/V-QUEST: the highly customized and integrated system for IG and TR standardized V-J and V-D-J sequence analysis&quot;,&quot;container-title&quot;:&quot;Nucleic Acids Research&quot;,&quot;page&quot;:&quot;W503-508&quot;,&quot;volume&quot;:&quot;36&quot;,&quot;issue&quot;:&quot;Web Server issue&quot;,&quot;source&quot;:&quot;PubMed&quot;,&quot;abstract&quot;:&quot;IMGT/V-QUEST is the highly customized and integrated system for the standardized analysis of the immunoglobulin (IG) and T cell receptor (TR) rearranged nucleotide sequences. IMGT/V-QUEST identifies the variable (V), diversity (D) and joining (J) genes and alleles by alignment with the germline IG and TR gene and allele sequences of the IMGT reference directory. New functionalities were added through a complete rewrite in Java. IMGT/V-QUEST analyses batches of sequences (up to 50) in a single run. IMGT/V-QUEST describes the V-REGION mutations and identifies the hot spot positions in the closest germline V gene. IMGT/V-QUEST can detect insertions and deletions in the submitted sequences by reference to the IMGT unique numbering. IMGT/V-QUEST integrates IMGT/JunctionAnalysis for a detailed analysis of the V-J and V-D-J junctions, and IMGT/Automat for a full V-J- and V-D-J-REGION annotation. IMGT/V-QUEST displays, in 'Detailed view', the results and alignments for each submitted sequence individually and, in 'Synthesis view', the alignments of the sequences that, in a given run, express the same V gene and allele. The 'Advanced parameters' allow to modify default parameters used by IMGT/V-QUEST and IMGT/JunctionAnalysis according to the users' interest. IMGT/V-QUEST is freely available for academic research at http://imgt.cines.fr.&quot;,&quot;DOI&quot;:&quot;10.1093/nar/gkn316&quot;,&quot;ISSN&quot;:&quot;1362-4962&quot;,&quot;note&quot;:&quot;PMID: 18503082\nPMCID: PMC2447746&quot;,&quot;shortTitle&quot;:&quot;IMGT/V-QUEST&quot;,&quot;journalAbbreviation&quot;:&quot;Nucleic Acids Res.&quot;,&quot;language&quot;:&quot;eng&quot;,&quot;author&quot;:[{&quot;family&quot;:&quot;Brochet&quot;,&quot;given&quot;:&quot;Xavier&quot;},{&quot;family&quot;:&quot;Lefranc&quot;,&quot;given&quot;:&quot;Marie-Paule&quot;},{&quot;family&quot;:&quot;Giudicelli&quot;,&quot;given&quot;:&quot;Véronique&quot;}],&quot;issued&quot;:{&quot;date-parts&quot;:[[&quot;2008&quot;,7,1]]}}}],&quot;schema&quot;:&quot;https://github.com/citation-style-language/schema/raw/master/csl-citation.json&quot;} RNDGOQQTdDxDZ"/>[1]<text:reference-mark-end text:name="ZOTERO_ITEM CSL_CITATION {&quot;citationID&quot;:&quot;IwcwJYOp&quot;,&quot;properties&quot;:{&quot;formattedCitation&quot;:&quot;[1]&quot;,&quot;plainCitation&quot;:&quot;[1]&quot;,&quot;noteIndex&quot;:0},&quot;citationItems&quot;:[{&quot;id&quot;:701,&quot;uris&quot;:[&quot;http://zotero.org/users/88945/items/69FQ44QN&quot;],&quot;uri&quot;:[&quot;http://zotero.org/users/88945/items/69FQ44QN&quot;],&quot;itemData&quot;:{&quot;id&quot;:701,&quot;type&quot;:&quot;article-journal&quot;,&quot;title&quot;:&quot;IMGT/V-QUEST: the highly customized and integrated system for IG and TR standardized V-J and V-D-J sequence analysis&quot;,&quot;container-title&quot;:&quot;Nucleic Acids Research&quot;,&quot;page&quot;:&quot;W503-508&quot;,&quot;volume&quot;:&quot;36&quot;,&quot;issue&quot;:&quot;Web Server issue&quot;,&quot;source&quot;:&quot;PubMed&quot;,&quot;abstract&quot;:&quot;IMGT/V-QUEST is the highly customized and integrated system for the standardized analysis of the immunoglobulin (IG) and T cell receptor (TR) rearranged nucleotide sequences. IMGT/V-QUEST identifies the variable (V), diversity (D) and joining (J) genes and alleles by alignment with the germline IG and TR gene and allele sequences of the IMGT reference directory. New functionalities were added through a complete rewrite in Java. IMGT/V-QUEST analyses batches of sequences (up to 50) in a single run. IMGT/V-QUEST describes the V-REGION mutations and identifies the hot spot positions in the closest germline V gene. IMGT/V-QUEST can detect insertions and deletions in the submitted sequences by reference to the IMGT unique numbering. IMGT/V-QUEST integrates IMGT/JunctionAnalysis for a detailed analysis of the V-J and V-D-J junctions, and IMGT/Automat for a full V-J- and V-D-J-REGION annotation. IMGT/V-QUEST displays, in 'Detailed view', the results and alignments for each submitted sequence individually and, in 'Synthesis view', the alignments of the sequences that, in a given run, express the same V gene and allele. The 'Advanced parameters' allow to modify default parameters used by IMGT/V-QUEST and IMGT/JunctionAnalysis according to the users' interest. IMGT/V-QUEST is freely available for academic research at http://imgt.cines.fr.&quot;,&quot;DOI&quot;:&quot;10.1093/nar/gkn316&quot;,&quot;ISSN&quot;:&quot;1362-4962&quot;,&quot;note&quot;:&quot;PMID: 18503082\nPMCID: PMC2447746&quot;,&quot;shortTitle&quot;:&quot;IMGT/V-QUEST&quot;,&quot;journalAbbreviation&quot;:&quot;Nucleic Acids Res.&quot;,&quot;language&quot;:&quot;eng&quot;,&quot;author&quot;:[{&quot;family&quot;:&quot;Brochet&quot;,&quot;given&quot;:&quot;Xavier&quot;},{&quot;family&quot;:&quot;Lefranc&quot;,&quot;given&quot;:&quot;Marie-Paule&quot;},{&quot;family&quot;:&quot;Giudicelli&quot;,&quot;given&quot;:&quot;Véronique&quot;}],&quot;issued&quot;:{&quot;date-parts&quot;:[[&quot;2008&quot;,7,1]]}}}],&quot;schema&quot;:&quot;https://github.com/citation-style-language/schema/raw/master/csl-citation.json&quot;} RNDGOQQTdDxDZ"/> (program version: 3.4.17, reference directory release: 201915-3). <text:span text:style-name="T19">Unless </text:span><text:span text:style-name="T95">specified otherwise, all further data processing steps were performed calling algorithms of the Immcantation framework</text:span><text:span text:style-name="T135"> </text:span><text:reference-mark-start text:name="ZOTERO_ITEM CSL_CITATION {&quot;citationID&quot;:&quot;g2WtHRU3&quot;,&quot;properties&quot;:{&quot;formattedCitation&quot;:&quot;[2]&quot;,&quot;plainCitation&quot;:&quot;[2]&quot;,&quot;noteIndex&quot;:0},&quot;citationItems&quot;:[{&quot;id&quot;:696,&quot;uris&quot;:[&quot;http://zotero.org/users/88945/items/E7PBF644&quot;],&quot;uri&quot;:[&quot;http://zotero.org/users/88945/items/E7PBF644&quot;],&quot;itemData&quot;:{&quot;id&quot;:696,&quot;type&quot;:&quot;article-journal&quot;,&quot;title&quot;:&quot;Change-O: a toolkit for analyzing large-scale B cell immunoglobulin repertoire sequencing data&quot;,&quot;container-title&quot;:&quot;Bioinformatics (Oxford, England)&quot;,&quot;page&quot;:&quot;3356-3358&quot;,&quot;volume&quot;:&quot;31&quot;,&quot;issue&quot;:&quot;20&quot;,&quot;source&quot;:&quot;PubMed&quot;,&quot;abstract&quot;:&quot;Advances in high-throughput sequencing technologies now allow for large-scale characterization of B cell immunoglobulin (Ig) repertoires. The high germline and somatic diversity of the Ig repertoire presents challenges for biologically meaningful analysis, which requires specialized computational methods. We have developed a suite of utilities, Change-O, which provides tools for advanced analyses of large-scale Ig repertoire sequencing data. Change-O includes tools for determining the complete set of Ig variable region gene segment alleles carried by an individual (including novel alleles), partitioning of Ig sequences into clonal populations, creating lineage trees, inferring somatic hypermutation targeting models, measuring repertoire diversity, quantifying selection pressure, and calculating sequence chemical properties. All Change-O tools utilize a common data format, which enables the seamless integration of multiple analyses into a single workflow.\nAVAILABILITY AND IMPLEMENTATION: Change-O is freely available for non-commercial use and may be downloaded from http://clip.med.yale.edu/changeo.\nCONTACT: steven.kleinstein@yale.edu.&quot;,&quot;DOI&quot;:&quot;10.1093/bioinformatics/btv359&quot;,&quot;ISSN&quot;:&quot;1367-4811&quot;,&quot;note&quot;:&quot;PMID: 26069265\nPMCID: PMC4793929&quot;,&quot;shortTitle&quot;:&quot;Change-O&quot;,&quot;journalAbbreviation&quot;:&quot;Bioinformatics&quot;,&quot;language&quot;:&quot;eng&quot;,&quot;author&quot;:[{&quot;family&quot;:&quot;Gupta&quot;,&quot;given&quot;:&quot;Namita T.&quot;},{&quot;family&quot;:&quot;Vander Heiden&quot;,&quot;given&quot;:&quot;Jason A.&quot;},{&quot;family&quot;:&quot;Uduman&quot;,&quot;given&quot;:&quot;Mohamed&quot;},{&quot;family&quot;:&quot;Gadala-Maria&quot;,&quot;given&quot;:&quot;Daniel&quot;},{&quot;family&quot;:&quot;Yaari&quot;,&quot;given&quot;:&quot;Gur&quot;},{&quot;family&quot;:&quot;Kleinstein&quot;,&quot;given&quot;:&quot;Steven H.&quot;}],&quot;issued&quot;:{&quot;date-parts&quot;:[[&quot;2015&quot;,10,15]]}}}],&quot;schema&quot;:&quot;https://github.com/citation-style-language/schema/raw/master/csl-citation.json&quot;} RNDbqH4PwMQC0"/><text:span text:style-name="T135">[2]</text:span><text:reference-mark-end text:name="ZOTERO_ITEM CSL_CITATION {&quot;citationID&quot;:&quot;g2WtHRU3&quot;,&quot;properties&quot;:{&quot;formattedCitation&quot;:&quot;[2]&quot;,&quot;plainCitation&quot;:&quot;[2]&quot;,&quot;noteIndex&quot;:0},&quot;citationItems&quot;:[{&quot;id&quot;:696,&quot;uris&quot;:[&quot;http://zotero.org/users/88945/items/E7PBF644&quot;],&quot;uri&quot;:[&quot;http://zotero.org/users/88945/items/E7PBF644&quot;],&quot;itemData&quot;:{&quot;id&quot;:696,&quot;type&quot;:&quot;article-journal&quot;,&quot;title&quot;:&quot;Change-O: a toolkit for analyzing large-scale B cell immunoglobulin repertoire sequencing data&quot;,&quot;container-title&quot;:&quot;Bioinformatics (Oxford, England)&quot;,&quot;page&quot;:&quot;3356-3358&quot;,&quot;volume&quot;:&quot;31&quot;,&quot;issue&quot;:&quot;20&quot;,&quot;source&quot;:&quot;PubMed&quot;,&quot;abstract&quot;:&quot;Advances in high-throughput sequencing technologies now allow for large-scale characterization of B cell immunoglobulin (Ig) repertoires. The high germline and somatic diversity of the Ig repertoire presents challenges for biologically meaningful analysis, which requires specialized computational methods. We have developed a suite of utilities, Change-O, which provides tools for advanced analyses of large-scale Ig repertoire sequencing data. Change-O includes tools for determining the complete set of Ig variable region gene segment alleles carried by an individual (including novel alleles), partitioning of Ig sequences into clonal populations, creating lineage trees, inferring somatic hypermutation targeting models, measuring repertoire diversity, quantifying selection pressure, and calculating sequence chemical properties. All Change-O tools utilize a common data format, which enables the seamless integration of multiple analyses into a single workflow.\nAVAILABILITY AND IMPLEMENTATION: Change-O is freely available for non-commercial use and may be downloaded from http://clip.med.yale.edu/changeo.\nCONTACT: steven.kleinstein@yale.edu.&quot;,&quot;DOI&quot;:&quot;10.1093/bioinformatics/btv359&quot;,&quot;ISSN&quot;:&quot;1367-4811&quot;,&quot;note&quot;:&quot;PMID: 26069265\nPMCID: PMC4793929&quot;,&quot;shortTitle&quot;:&quot;Change-O&quot;,&quot;journalAbbreviation&quot;:&quot;Bioinformatics&quot;,&quot;language&quot;:&quot;eng&quot;,&quot;author&quot;:[{&quot;family&quot;:&quot;Gupta&quot;,&quot;given&quot;:&quot;Namita T.&quot;},{&quot;family&quot;:&quot;Vander Heiden&quot;,&quot;given&quot;:&quot;Jason A.&quot;},{&quot;family&quot;:&quot;Uduman&quot;,&quot;given&quot;:&quot;Mohamed&quot;},{&quot;family&quot;:&quot;Gadala-Maria&quot;,&quot;given&quot;:&quot;Daniel&quot;},{&quot;family&quot;:&quot;Yaari&quot;,&quot;given&quot;:&quot;Gur&quot;},{&quot;family&quot;:&quot;Kleinstein&quot;,&quot;given&quot;:&quot;Steven H.&quot;}],&quot;issued&quot;:{&quot;date-parts&quot;:[[&quot;2015&quot;,10,15]]}}}],&quot;schema&quot;:&quot;https://github.com/citation-style-language/schema/raw/master/csl-citation.json&quot;} RNDbqH4PwMQC0"/><text:span text:style-name="T134">,</text:span><text:span text:style-name="T131"> Tidyverse system</text:span><text:span text:style-name="T135"> </text:span><text:reference-mark-start text:name="ZOTERO_ITEM CSL_CITATION {&quot;citationID&quot;:&quot;W08Nr6Z8&quot;,&quot;properties&quot;:{&quot;formattedCitation&quot;:&quot;[3]&quot;,&quot;plainCitation&quot;:&quot;[3]&quot;,&quot;noteIndex&quot;:0},&quot;citationItems&quot;:[{&quot;id&quot;:746,&quot;uris&quot;:[&quot;http://zotero.org/users/88945/items/5ZEXXDKX&quot;],&quot;uri&quot;:[&quot;http://zotero.org/users/88945/items/5ZEXXDKX&quot;],&quot;itemData&quot;:{&quot;id&quot;:746,&quot;type&quot;:&quot;book&quot;,&quot;title&quot;:&quot;R for Data Science: Import, Tidy, Transform, Visualize, and Model Data&quot;,&quot;publisher&quot;:&quot;O'Reilly Media&quot;,&quot;publisher-place&quot;:&quot;Sebastopol, CA&quot;,&quot;number-of-pages&quot;:&quot;520&quot;,&quot;edition&quot;:&quot;1st edition&quot;,&quot;source&quot;:&quot;Amazon&quot;,&quot;event-place&quot;:&quot;Sebastopol, CA&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ISBN&quot;:&quot;978-1-4919-1039-9&quot;,&quot;shortTitle&quot;:&quot;R for Data Science&quot;,&quot;language&quot;:&quot;English&quot;,&quot;author&quot;:[{&quot;family&quot;:&quot;Wickham&quot;,&quot;given&quot;:&quot;Hadley&quot;},{&quot;family&quot;:&quot;Grolemund&quot;,&quot;given&quot;:&quot;Garrett&quot;}],&quot;issued&quot;:{&quot;date-parts&quot;:[[&quot;2017&quot;,1,10]]}}}],&quot;schema&quot;:&quot;https://github.com/citation-style-language/schema/raw/master/csl-citation.json&quot;} RNDzu3vPCCAiK"/><text:span text:style-name="T135">[3]</text:span><text:reference-mark-end text:name="ZOTERO_ITEM CSL_CITATION {&quot;citationID&quot;:&quot;W08Nr6Z8&quot;,&quot;properties&quot;:{&quot;formattedCitation&quot;:&quot;[3]&quot;,&quot;plainCitation&quot;:&quot;[3]&quot;,&quot;noteIndex&quot;:0},&quot;citationItems&quot;:[{&quot;id&quot;:746,&quot;uris&quot;:[&quot;http://zotero.org/users/88945/items/5ZEXXDKX&quot;],&quot;uri&quot;:[&quot;http://zotero.org/users/88945/items/5ZEXXDKX&quot;],&quot;itemData&quot;:{&quot;id&quot;:746,&quot;type&quot;:&quot;book&quot;,&quot;title&quot;:&quot;R for Data Science: Import, Tidy, Transform, Visualize, and Model Data&quot;,&quot;publisher&quot;:&quot;O'Reilly Media&quot;,&quot;publisher-place&quot;:&quot;Sebastopol, CA&quot;,&quot;number-of-pages&quot;:&quot;520&quot;,&quot;edition&quot;:&quot;1st edition&quot;,&quot;source&quot;:&quot;Amazon&quot;,&quot;event-place&quot;:&quot;Sebastopol, CA&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ISBN&quot;:&quot;978-1-4919-1039-9&quot;,&quot;shortTitle&quot;:&quot;R for Data Science&quot;,&quot;language&quot;:&quot;English&quot;,&quot;author&quot;:[{&quot;family&quot;:&quot;Wickham&quot;,&quot;given&quot;:&quot;Hadley&quot;},{&quot;family&quot;:&quot;Grolemund&quot;,&quot;given&quot;:&quot;Garrett&quot;}],&quot;issued&quot;:{&quot;date-parts&quot;:[[&quot;2017&quot;,1,10]]}}}],&quot;schema&quot;:&quot;https://github.com/citation-style-language/schema/raw/master/csl-citation.json&quot;} RNDzu3vPCCAiK"/><text:span text:style-name="T131"> </text:span><text:span text:style-name="T134">and the R </text:span><text:span text:style-name="T54">l</text:span><text:span text:style-name="T134">anguage (version 3.6.3)</text:span><text:span text:style-name="T95">. </text:span><text:span text:style-name="T136">(See Supplementary Figure</text:span><text:span text:style-name="T137"> </text:span><text:span text:style-name="T143">8.</text:span><text:span text:style-name="T137">)</text:span></text:p>
      <text:p text:style-name="Text_20_body">IMGT annotated data were first converted to standard adaptive immune receptor repertoire (AIRR) rearrangement format <text:reference-mark-start text:name="ZOTERO_ITEM CSL_CITATION {&quot;citationID&quot;:&quot;EV5CYYIT&quot;,&quot;properties&quot;:{&quot;formattedCitation&quot;:&quot;[4]&quot;,&quot;plainCitation&quot;:&quot;[4]&quot;,&quot;noteIndex&quot;:0},&quot;citationItems&quot;:[{&quot;id&quot;:749,&quot;uris&quot;:[&quot;http://zotero.org/users/88945/items/DL6K8V36&quot;],&quot;uri&quot;:[&quot;http://zotero.org/users/88945/items/DL6K8V36&quot;],&quot;itemData&quot;:{&quot;id&quot;:749,&quot;type&quot;:&quot;article-journal&quot;,&quot;title&quot;:&quot;AIRR Community Standardized Representations for Annotated Immune Repertoires&quot;,&quot;container-title&quot;:&quot;Frontiers in Immunology&quot;,&quot;volume&quot;:&quot;9&quot;,&quot;source&quot;:&quot;Frontiers&quot;,&quot;abstract&quot;:&quot;Increased interest in the immune system's involvement in pathophysiological phenomena coupled to decreased DNA sequencing costs have led to an explosion of antibody and T cell receptor sequencing data (collectively termed \&quot;adaptive immune receptor repertoire sequencing\&quot; or AIRR-seq). The AIRR Community has been actively working to standardize protocols, metadata, formats, APIs, and other guidelines to promote open and reproducible studies of the immune repertoire. In this paper, we describe the work of the AIRR Community's Data Representation Working Group to develop standardized data representations for storing and sharing annotated antibody and T cell receptor data. Our file format emphasizes ease-of-use/accessibility, scalability to large data sets, and a commitment to open/transparent science. It is composed of a tab-delimited format with a specific schema. Several popular repertoire analysis tools and data repositories already utilize this AIRR-seq data format. We hope that others will follow suit in the interest of promoting interoperable standards.&quot;,&quot;URL&quot;:&quot;https://www.frontiersin.org/articles/10.3389/fimmu.2018.02206/full&quot;,&quot;DOI&quot;:&quot;10.3389/fimmu.2018.02206&quot;,&quot;ISSN&quot;:&quot;1664-3224&quot;,&quot;journalAbbreviation&quot;:&quot;Front. Immunol.&quot;,&quot;language&quot;:&quot;English&quot;,&quot;author&quot;:[{&quot;family&quot;:&quot;Vander Heiden&quot;,&quot;given&quot;:&quot;Jason Anthony&quot;},{&quot;family&quot;:&quot;Marquez&quot;,&quot;given&quot;:&quot;Susanna&quot;},{&quot;family&quot;:&quot;Marthandan&quot;,&quot;given&quot;:&quot;Nishanth&quot;},{&quot;family&quot;:&quot;Bukhari&quot;,&quot;given&quot;:&quot;Syed Ahmad Chan&quot;},{&quot;family&quot;:&quot;Busse&quot;,&quot;given&quot;:&quot;Christian E.&quot;},{&quot;family&quot;:&quot;Corrie&quot;,&quot;given&quot;:&quot;Brian&quot;},{&quot;family&quot;:&quot;Hershberg&quot;,&quot;given&quot;:&quot;Uri&quot;},{&quot;family&quot;:&quot;Kleinstein&quot;,&quot;given&quot;:&quot;Steven H.&quot;},{&quot;family&quot;:&quot;Matsen IV&quot;,&quot;given&quot;:&quot;Frederick A.&quot;},{&quot;family&quot;:&quot;Ralph&quot;,&quot;given&quot;:&quot;Duncan K.&quot;},{&quot;family&quot;:&quot;Rosenfeld&quot;,&quot;given&quot;:&quot;Aaron M.&quot;},{&quot;family&quot;:&quot;Schramm&quot;,&quot;given&quot;:&quot;Chaim A.&quot;},{&quot;family&quot;:&quot;Community&quot;,&quot;given&quot;:&quot;The AIRR&quot;},{&quot;family&quot;:&quot;Christley&quot;,&quot;given&quot;:&quot;Scott&quot;},{&quot;family&quot;:&quot;Laserson&quot;,&quot;given&quot;:&quot;Uri&quot;}],&quot;issued&quot;:{&quot;date-parts&quot;:[[&quot;2018&quot;]]},&quot;accessed&quot;:{&quot;date-parts&quot;:[[&quot;2020&quot;,11,22]]}}}],&quot;schema&quot;:&quot;https://github.com/citation-style-language/schema/raw/master/csl-citation.json&quot;} RND2HXrqnrYB3"/>[4]<text:reference-mark-end text:name="ZOTERO_ITEM CSL_CITATION {&quot;citationID&quot;:&quot;EV5CYYIT&quot;,&quot;properties&quot;:{&quot;formattedCitation&quot;:&quot;[4]&quot;,&quot;plainCitation&quot;:&quot;[4]&quot;,&quot;noteIndex&quot;:0},&quot;citationItems&quot;:[{&quot;id&quot;:749,&quot;uris&quot;:[&quot;http://zotero.org/users/88945/items/DL6K8V36&quot;],&quot;uri&quot;:[&quot;http://zotero.org/users/88945/items/DL6K8V36&quot;],&quot;itemData&quot;:{&quot;id&quot;:749,&quot;type&quot;:&quot;article-journal&quot;,&quot;title&quot;:&quot;AIRR Community Standardized Representations for Annotated Immune Repertoires&quot;,&quot;container-title&quot;:&quot;Frontiers in Immunology&quot;,&quot;volume&quot;:&quot;9&quot;,&quot;source&quot;:&quot;Frontiers&quot;,&quot;abstract&quot;:&quot;Increased interest in the immune system's involvement in pathophysiological phenomena coupled to decreased DNA sequencing costs have led to an explosion of antibody and T cell receptor sequencing data (collectively termed \&quot;adaptive immune receptor repertoire sequencing\&quot; or AIRR-seq). The AIRR Community has been actively working to standardize protocols, metadata, formats, APIs, and other guidelines to promote open and reproducible studies of the immune repertoire. In this paper, we describe the work of the AIRR Community's Data Representation Working Group to develop standardized data representations for storing and sharing annotated antibody and T cell receptor data. Our file format emphasizes ease-of-use/accessibility, scalability to large data sets, and a commitment to open/transparent science. It is composed of a tab-delimited format with a specific schema. Several popular repertoire analysis tools and data repositories already utilize this AIRR-seq data format. We hope that others will follow suit in the interest of promoting interoperable standards.&quot;,&quot;URL&quot;:&quot;https://www.frontiersin.org/articles/10.3389/fimmu.2018.02206/full&quot;,&quot;DOI&quot;:&quot;10.3389/fimmu.2018.02206&quot;,&quot;ISSN&quot;:&quot;1664-3224&quot;,&quot;journalAbbreviation&quot;:&quot;Front. Immunol.&quot;,&quot;language&quot;:&quot;English&quot;,&quot;author&quot;:[{&quot;family&quot;:&quot;Vander Heiden&quot;,&quot;given&quot;:&quot;Jason Anthony&quot;},{&quot;family&quot;:&quot;Marquez&quot;,&quot;given&quot;:&quot;Susanna&quot;},{&quot;family&quot;:&quot;Marthandan&quot;,&quot;given&quot;:&quot;Nishanth&quot;},{&quot;family&quot;:&quot;Bukhari&quot;,&quot;given&quot;:&quot;Syed Ahmad Chan&quot;},{&quot;family&quot;:&quot;Busse&quot;,&quot;given&quot;:&quot;Christian E.&quot;},{&quot;family&quot;:&quot;Corrie&quot;,&quot;given&quot;:&quot;Brian&quot;},{&quot;family&quot;:&quot;Hershberg&quot;,&quot;given&quot;:&quot;Uri&quot;},{&quot;family&quot;:&quot;Kleinstein&quot;,&quot;given&quot;:&quot;Steven H.&quot;},{&quot;family&quot;:&quot;Matsen IV&quot;,&quot;given&quot;:&quot;Frederick A.&quot;},{&quot;family&quot;:&quot;Ralph&quot;,&quot;given&quot;:&quot;Duncan K.&quot;},{&quot;family&quot;:&quot;Rosenfeld&quot;,&quot;given&quot;:&quot;Aaron M.&quot;},{&quot;family&quot;:&quot;Schramm&quot;,&quot;given&quot;:&quot;Chaim A.&quot;},{&quot;family&quot;:&quot;Community&quot;,&quot;given&quot;:&quot;The AIRR&quot;},{&quot;family&quot;:&quot;Christley&quot;,&quot;given&quot;:&quot;Scott&quot;},{&quot;family&quot;:&quot;Laserson&quot;,&quot;given&quot;:&quot;Uri&quot;}],&quot;issued&quot;:{&quot;date-parts&quot;:[[&quot;2018&quot;]]},&quot;accessed&quot;:{&quot;date-parts&quot;:[[&quot;2020&quot;,11,22]]}}}],&quot;schema&quot;:&quot;https://github.com/citation-style-language/schema/raw/master/csl-citation.json&quot;} RND2HXrqnrYB3"/> with “MakeDb.py” script of Change-O <text:span text:style-name="T24">package</text:span> (version 1.0.0). Copy numbers and isotypes were <text:span text:style-name="T61">brought</text:span> <text:span text:style-name="T115">back </text:span>to these <text:span text:style-name="T72">repertoire </text:span>datasets from the original IRepertoire annotations. <text:span text:style-name="T72">For subsequent steps only the CDR1-FWR4 region was kept </text:span><text:span text:style-name="T74">everywhere</text:span><text:span text:style-name="T72">. </text:span><text:span text:style-name="T8">Separate records</text:span><text:span text:style-name="T72"> of identical sequences </text:span><text:span text:style-name="T74">were collapsed into one unique record for each sequence summing their copy numbers. To </text:span><text:span text:style-name="T76">alleviate</text:span><text:span text:style-name="T74"> the potential bias originating from the errors of reverse transcription, amplification and sequencing we utilized the following strategy. </text:span><text:span text:style-name="T75">Sequences </text:span><text:span text:style-name="T77">with fewer than 5 copies were pulled out into a separate, low-copy pool </text:span><text:span text:style-name="T79">retaining only a high-copy subset</text:span><text:span text:style-name="T77">. </text:span><text:span text:style-name="T78">Each low-copy sequence </text:span><text:span text:style-name="T9">was</text:span><text:span text:style-name="T78"> matched to every high-copy sequence. If the </text:span><text:span text:style-name="T10">Hamming</text:span><text:span text:style-name="T78"> distance </text:span><text:span text:style-name="T10">between</text:span><text:span text:style-name="T78"> a low-copy sequence </text:span><text:span text:style-name="T81">and </text:span><text:span text:style-name="T78">a high-copy counterpart was not higher than one </text:span><text:span text:style-name="T141">then</text:span><text:span text:style-name="T78"> </text:span><text:span text:style-name="T34">the low-copy sequence</text:span><text:span text:style-name="T78"> became merged into the high-copy pool by adding its copy number to the closest high-copy sequence. All other unmatched, low-copy sequences were discarded. </text:span><text:span text:style-name="T80">Finally, all non-functional sequences were removed</text:span><text:span text:style-name="T116"> from the merged pool</text:span><text:span text:style-name="T80">.</text:span></text:p>
      <text:p text:style-name="Text_20_body">Single clone IgH sequences <text:span text:style-name="T86">of previously </text:span><text:span text:style-name="T2">in-vitro</text:span><text:span text:style-name="T86"> characterized, </text:span><text:span text:style-name="T87">functional</text:span><text:span text:style-name="T86"> monoclonal antibodies of the subjects </text:span><text:span text:style-name="T82">were annotated with IMGT </text:span><text:span text:style-name="T83">the same way as IRepertoire data.</text:span></text:p>
      <text:h text:style-name="P7" text:outline-level="2">IgH repertoire characteristics</text:h>
      <text:p text:style-name="P3"><text:span text:style-name="T3">Gene usage</text:span>. <text:span text:style-name="T96">V-,D- and J- gene usages were quantified by calling the “</text:span><text:span text:style-name="T97">countGenes” R function (</text:span><text:span text:style-name="T140">A</text:span><text:span text:style-name="T97">lakazam v1.0.2 package) on repertoires.</text:span></text:p>
      <text:p text:style-name="P4"><text:span text:style-name="T3">Treemap</text:span>. <text:span text:style-name="T98">Divergent color hues</text:span><text:span text:style-name="T106"> </text:span><text:span text:style-name="T98">were assigned to different V-genes </text:span><text:span text:style-name="T106">unified across all repertoires</text:span><text:span text:style-name="T98">. Distinct sequences sharing the same V-gene </text:span><text:span text:style-name="T99">were displayed using altered </text:span><text:soft-page-break/><text:span text:style-name="T99">brightness of the same hue. Treemaps were plotted with the “treemap” </text:span><text:span text:style-name="T105">function from treemap</text:span><text:span text:style-name="T99"> R </text:span><text:span text:style-name="T20">package</text:span><text:span text:style-name="T57"> </text:span><text:span text:style-name="T56"><text:s/></text:span><text:span text:style-name="T20">(v2.4.2</text:span><text:span text:style-name="T58"> by </text:span><text:span text:style-name="T20">Martijn Tennekes (2017)).</text:span></text:p>
      <text:p text:style-name="P3"><text:span text:style-name="T3">SHM profile</text:span>. <text:span text:style-name="T101">SHM level</text:span><text:span text:style-name="T103">s</text:span><text:span text:style-name="T101"> </text:span><text:span text:style-name="T103">were</text:span><text:span text:style-name="T101"> measured with the “observedMutations” function (S</text:span><text:span text:style-name="T112">H</text:span><text:span text:style-name="T101">azaM v1.0.2) </text:span><text:span text:style-name="T103">for each sequence and the mean of these </text:span><text:span text:style-name="T22">values</text:span><text:span text:style-name="T103"> was </text:span><text:span text:style-name="T22">taken</text:span><text:span text:style-name="T103">.</text:span></text:p>
      <text:p text:style-name="P3"><text:span text:style-name="T3">Descriptive </text:span><text:span text:style-name="T21">indices</text:span> (D50, Shannon-<text:span text:style-name="T101">Wiener</text:span>, <text:span text:style-name="T100">Gini-</text:span>Simpson) <text:span text:style-name="T101">were calculated </text:span><text:span text:style-name="T40">implementing</text:span><text:span text:style-name="T101"> standard </text:span><text:span text:style-name="T113">statistical </text:span><text:span text:style-name="T101">formulae in R</text:span>.</text:p>
      <text:p text:style-name="Text_20_body"><text:span text:style-name="T6">Bayesian </text:span><text:span text:style-name="T4">e</text:span><text:span text:style-name="T6">stimation of </text:span><text:span text:style-name="T4">a</text:span><text:span text:style-name="T6">ntigen-</text:span><text:span text:style-name="T4">d</text:span><text:span text:style-name="T6">riven </text:span><text:span text:style-name="T5">s</text:span><text:span text:style-name="T6">election</text:span><text:span text:style-name="T7"> (BASELINe)</text:span><text:span text:style-name="T6">.</text:span><text:span text:style-name="T109"> </text:span><text:span text:style-name="T110">An already established method was followed to quantify antigen selection</text:span><text:span text:style-name="T111"> </text:span><text:reference-mark-start text:name="ZOTERO_ITEM CSL_CITATION {&quot;citationID&quot;:&quot;1Dt9RUZw&quot;,&quot;properties&quot;:{&quot;formattedCitation&quot;:&quot;[5]&quot;,&quot;plainCitation&quot;:&quot;[5]&quot;,&quot;noteIndex&quot;:0},&quot;citationItems&quot;:[{&quot;id&quot;:751,&quot;uris&quot;:[&quot;http://zotero.org/users/88945/items/4Q8GSYSX&quot;],&quot;uri&quot;:[&quot;http://zotero.org/users/88945/items/4Q8GSYSX&quot;],&quot;itemData&quot;:{&quot;id&quot;:751,&quot;type&quot;:&quot;article-journal&quot;,&quot;title&quot;:&quot;Quantifying selection in high-throughput Immunoglobulin sequencing data sets&quot;,&quot;container-title&quot;:&quot;Nucleic Acids Research&quot;,&quot;page&quot;:&quot;e134&quot;,&quot;volume&quot;:&quot;40&quot;,&quot;issue&quot;:&quot;17&quot;,&quot;source&quot;:&quot;PubMed&quot;,&quot;abstract&quot;:&quot;High-throughput immunoglobulin sequencing promises new insights into the somatic hypermutation and antigen-driven selection processes that underlie B-cell affinity maturation and adaptive immunity. The ability to estimate positive and negative selection from these sequence data has broad applications not only for understanding the immune response to pathogens, but is also critical to determining the role of somatic hypermutation in autoimmunity and B-cell cancers. Here, we develop a statistical framework for Bayesian estimation of Antigen-driven SELectIoN (BASELINe) based on the analysis of somatic mutation patterns. Our approach represents a fundamental advance over previous methods by shifting the problem from one of simply detecting selection to one of quantifying selection. Along with providing a more intuitive means to assess and visualize selection, our approach allows, for the first time, comparative analysis between groups of sequences derived from different germline V(D)J segments. Application of this approach to next-generation sequencing data demonstrates different selection pressures for memory cells of different isotypes. This framework can easily be adapted to analyze other types of DNA mutation patterns resulting from a mutator that displays hot/cold-spots, substitution preference or other intrinsic biases.&quot;,&quot;DOI&quot;:&quot;10.1093/nar/gks457&quot;,&quot;ISSN&quot;:&quot;1362-4962&quot;,&quot;note&quot;:&quot;PMID: 22641856\nPMCID: PMC3458526&quot;,&quot;journalAbbreviation&quot;:&quot;Nucleic Acids Res&quot;,&quot;language&quot;:&quot;eng&quot;,&quot;author&quot;:[{&quot;family&quot;:&quot;Yaari&quot;,&quot;given&quot;:&quot;Gur&quot;},{&quot;family&quot;:&quot;Uduman&quot;,&quot;given&quot;:&quot;Mohamed&quot;},{&quot;family&quot;:&quot;Kleinstein&quot;,&quot;given&quot;:&quot;Steven H.&quot;}],&quot;issued&quot;:{&quot;date-parts&quot;:[[&quot;2012&quot;,9,1]]}}}],&quot;schema&quot;:&quot;https://github.com/citation-style-language/schema/raw/master/csl-citation.json&quot;} RNDu9qfnALjR8"/><text:span text:style-name="T111">[5]</text:span><text:reference-mark-end text:name="ZOTERO_ITEM CSL_CITATION {&quot;citationID&quot;:&quot;1Dt9RUZw&quot;,&quot;properties&quot;:{&quot;formattedCitation&quot;:&quot;[5]&quot;,&quot;plainCitation&quot;:&quot;[5]&quot;,&quot;noteIndex&quot;:0},&quot;citationItems&quot;:[{&quot;id&quot;:751,&quot;uris&quot;:[&quot;http://zotero.org/users/88945/items/4Q8GSYSX&quot;],&quot;uri&quot;:[&quot;http://zotero.org/users/88945/items/4Q8GSYSX&quot;],&quot;itemData&quot;:{&quot;id&quot;:751,&quot;type&quot;:&quot;article-journal&quot;,&quot;title&quot;:&quot;Quantifying selection in high-throughput Immunoglobulin sequencing data sets&quot;,&quot;container-title&quot;:&quot;Nucleic Acids Research&quot;,&quot;page&quot;:&quot;e134&quot;,&quot;volume&quot;:&quot;40&quot;,&quot;issue&quot;:&quot;17&quot;,&quot;source&quot;:&quot;PubMed&quot;,&quot;abstract&quot;:&quot;High-throughput immunoglobulin sequencing promises new insights into the somatic hypermutation and antigen-driven selection processes that underlie B-cell affinity maturation and adaptive immunity. The ability to estimate positive and negative selection from these sequence data has broad applications not only for understanding the immune response to pathogens, but is also critical to determining the role of somatic hypermutation in autoimmunity and B-cell cancers. Here, we develop a statistical framework for Bayesian estimation of Antigen-driven SELectIoN (BASELINe) based on the analysis of somatic mutation patterns. Our approach represents a fundamental advance over previous methods by shifting the problem from one of simply detecting selection to one of quantifying selection. Along with providing a more intuitive means to assess and visualize selection, our approach allows, for the first time, comparative analysis between groups of sequences derived from different germline V(D)J segments. Application of this approach to next-generation sequencing data demonstrates different selection pressures for memory cells of different isotypes. This framework can easily be adapted to analyze other types of DNA mutation patterns resulting from a mutator that displays hot/cold-spots, substitution preference or other intrinsic biases.&quot;,&quot;DOI&quot;:&quot;10.1093/nar/gks457&quot;,&quot;ISSN&quot;:&quot;1362-4962&quot;,&quot;note&quot;:&quot;PMID: 22641856\nPMCID: PMC3458526&quot;,&quot;journalAbbreviation&quot;:&quot;Nucleic Acids Res&quot;,&quot;language&quot;:&quot;eng&quot;,&quot;author&quot;:[{&quot;family&quot;:&quot;Yaari&quot;,&quot;given&quot;:&quot;Gur&quot;},{&quot;family&quot;:&quot;Uduman&quot;,&quot;given&quot;:&quot;Mohamed&quot;},{&quot;family&quot;:&quot;Kleinstein&quot;,&quot;given&quot;:&quot;Steven H.&quot;}],&quot;issued&quot;:{&quot;date-parts&quot;:[[&quot;2012&quot;,9,1]]}}}],&quot;schema&quot;:&quot;https://github.com/citation-style-language/schema/raw/master/csl-citation.json&quot;} RNDu9qfnALjR8"/><text:span text:style-name="T110">. </text:span><text:span text:style-name="T108">In each sequence datasets (repertoires,</text:span><text:span text:style-name="T110"> </text:span><text:span text:style-name="T108">random dow</text:span><text:span text:style-name="T110">n</text:span><text:span text:style-name="T108">sampled subsets or clonotype lineages) </text:span><text:span text:style-name="T109">posterior probability density function (PDF) for </text:span><text:span text:style-name="T26">every single</text:span><text:span text:style-name="T109"> sequence</text:span><text:span text:style-name="T107"> </text:span><text:span text:style-name="T108">was calculated first by calling "calcBaseline"</text:span><text:span text:style-name="T25">. Mean selection strength (mean Sigma), 95% confidence intervals and p-values </text:span><text:span text:style-name="T26">were determined with "summarizeBaseline" function </text:span><text:span text:style-name="T25">(</text:span><text:span text:style-name="T27">both from </text:span><text:span text:style-name="T25">SHazaM v1.0.2</text:span><text:span text:style-name="T27"> package</text:span><text:span text:style-name="T26">).</text:span><text:span text:style-name="T28"> Sigma values were color-coded using a blue-gray-red</text:span><text:span text:style-name="T30"> </text:span><text:span text:style-name="T28">palette</text:span><text:span text:style-name="T30"> (negative-zero-positive)</text:span><text:span text:style-name="T28"> to demonstrate selection</text:span><text:span text:style-name="T29"> strength</text:span><text:span text:style-name="T28"> </text:span><text:span text:style-name="T29">of single sequences </text:span><text:span text:style-name="T28">on</text:span><text:span text:style-name="T31"> </text:span><text:span text:style-name="T33">corresponding</text:span><text:span text:style-name="T28"> </text:span><text:span text:style-name="T32">figures</text:span><text:span text:style-name="T28">.</text:span></text:p>
      <text:h text:style-name="P8" text:outline-level="2"><text:span text:style-name="T84">Unsupervised c</text:span>lonal clustering of IgH sequences</text:h>
      <text:p text:style-name="P1"><text:span text:style-name="T12">Initially, we attempted to apply</text:span><text:span text:style-name="T90"> </text:span><text:span text:style-name="T59">the "findThreshold" method (SHazaM v1.0.2 package) </text:span><text:span text:style-name="T62">as a part of the automatic grouping of </text:span><text:span text:style-name="T90">closely related clonot</text:span><text:span text:style-name="T11">ype sequences </text:span><text:span text:style-name="T12">but it failed in a portion of our RAG1/2 deficient patients.</text:span><text:span text:style-name="T11"> </text:span><text:span text:style-name="T12">Hence, </text:span><text:span text:style-name="T11">we developed a novel algorithm for this task </text:span><text:span text:style-name="T18">keeping</text:span><text:span text:style-name="T14"> the main concept of </text:span><text:span text:style-name="T16">detecting and working with</text:span><text:span text:style-name="T14"> a </text:span><text:span text:style-name="T15">distance threshold </text:span><text:span text:style-name="T17">similarly to the </text:span><text:span text:style-name="T60">mentioned</text:span><text:span text:style-name="T17"> procedure</text:span><text:span text:style-name="T13">.</text:span><text:span text:style-name="T90"> </text:span><text:span text:style-name="T91">Briefly, </text:span>Hamming distances <text:span text:style-name="T89">of nearest neighbors of each IgH sequences </text:span>were calculated by the “distToNearest” R function <text:span text:style-name="T84">(S</text:span><text:span text:style-name="T85">H</text:span><text:span text:style-name="T84">azaM v1.0.2 package) </text:span>using sequence length normalization (model="ham", normalize="len", first="FALSE"). Histogram representing <text:span text:style-name="T89">these </text:span>distance<text:span text:style-name="T88">s</text:span> in <text:span text:style-name="T91">the repertoire</text:span> w<text:span text:style-name="T91">as</text:span> <text:span text:style-name="T89">smoothed </text:span><text:span text:style-name="T91">and after </text:span><text:span text:style-name="T92">the first</text:span><text:span text:style-name="T91"> peak, </text:span><text:span text:style-name="T92">position of the </text:span><text:span text:style-name="T91">first non-declining value instead of the </text:span><text:span text:style-name="T92">previously used </text:span><text:span text:style-name="T91">local minimum was determined</text:span>.<text:span text:style-name="T92"> </text:span><text:span text:style-name="T93">Subsequently, this position </text:span><text:span text:style-name="T94">as the distance threshold </text:span><text:span text:style-name="T93">was used to generate clonotype clusters utilizing the “DefineClones.py” script (--mode gene --act set --norm len --model ham). </text:span><text:span text:style-name="T102">Putative closest germline sequences were added to </text:span><text:span text:style-name="T116">the </text:span><text:span text:style-name="T114">prepared and clonally grouped </text:span><text:span text:style-name="T102">data by ”CreateGermlines.py” </text:span><text:span text:style-name="T23">algorithm</text:span><text:span text:style-name="T102"> (-</text:span><text:span text:style-name="T104">g dmask --cloned</text:span><text:span text:style-name="T102">).</text:span></text:p>
      <text:h text:style-name="P9" text:outline-level="2"><text:soft-page-break/><text:span text:style-name="T134">M</text:span><text:span text:style-name="T130">easuring connectedness</text:span></text:h>
      <text:p text:style-name="P5">Compartmental lineage connect<text:span text:style-name="T130">edness</text:span><text:span text:style-name="T117"> </text:span><text:span text:style-name="T118">was calculated as the</text:span><text:span text:style-name="T117"> average number of </text:span><text:span text:style-name="T118">unique </text:span><text:span text:style-name="T117">sequences </text:span><text:span text:style-name="T118">per clonotype </text:span><text:span text:style-name="T120">(average lineage "diversity") </text:span><text:span text:style-name="T118">in a compartment. </text:span>Inter-compartmental lineage connectedness<text:span text:style-name="T118"> was </text:span><text:span text:style-name="T121">determined the following way. First, all compartmental </text:span><text:span text:style-name="T122">AIRR </text:span><text:span text:style-name="T121">data from a subject's sample were</text:span><text:span text:style-name="T142"> </text:span><text:span text:style-name="T121">downsampled </text:span><text:span text:style-name="T142">randomly </text:span><text:span text:style-name="T121">and merged to make a combined AIRR </text:span><text:span text:style-name="T123">sub</text:span><text:span text:style-name="T121">set </text:span><text:span text:style-name="T124">of 2500 sequences </text:span><text:span text:style-name="T121">keeping the </text:span><text:span text:style-name="T122">originally measured </text:span><text:span text:style-name="T126">relative </text:span><text:span text:style-name="T122">compartment size</text:span><text:span text:style-name="T125">s</text:span><text:span text:style-name="T122">. </text:span><text:span text:style-name="T124">After c</text:span><text:span text:style-name="T123">lonotype clustering</text:span><text:span text:style-name="T124"> in this combined AIRR dataset,</text:span><text:span text:style-name="T123"> l</text:span><text:span text:style-name="T122">ineage connectedness between compartments was </text:span><text:span text:style-name="T118">quantified as </text:span><text:span text:style-name="T119">the </text:span><text:span text:style-name="T41">number </text:span><text:span text:style-name="T119">of clonotypes containing </text:span><text:span text:style-name="T128">(or connecting) </text:span><text:span text:style-name="T119">representative sequences of </text:span><text:span text:style-name="T122">the</text:span><text:span text:style-name="T127"> specified</text:span><text:span text:style-name="T119"> compartments </text:span><text:span text:style-name="T122">per total clonotype count.</text:span><text:span text:style-name="T128"> Mean </text:span><text:span text:style-name="T129">of such </text:span><text:span text:style-name="T128">inter-compartmental lineage connectedness values of ten independent runs w</text:span><text:span text:style-name="T132">as</text:span><text:span text:style-name="T129"> used.</text:span></text:p>
      <text:h text:style-name="Heading_20_2" text:outline-level="2">Finding relatives of cloned IgH sequences (ImmChainTracer pipeline)</text:h>
      <text:p text:style-name="P2"><text:span text:style-name="T42">We </text:span><text:span text:style-name="T44">assembled</text:span><text:span text:style-name="T42"> a pipeline </text:span><text:span text:style-name="T43">(ImmChainTracer) </text:span><text:span text:style-name="T42">that collects close relatives of </text:span><text:span text:style-name="T45">in</text:span><text:span text:style-name="T46">-vitro</text:span><text:span text:style-name="T47"> characterized and IMGT annotated</text:span><text:span text:style-name="T50">,</text:span><text:span text:style-name="T47"> </text:span><text:span text:style-name="T49">single-clone</text:span><text:span text:style-name="T50">,</text:span><text:span text:style-name="T49"> na</text:span><text:span text:style-name="T133">ï</text:span><text:span text:style-name="T49">ve </text:span><text:span text:style-name="T47">B-cell</text:span><text:span text:style-name="T50">-derived</text:span><text:span text:style-name="T47"> IgH sequences </text:span><text:span text:style-name="T48">in specified repertoires. </text:span><text:span text:style-name="T50">Hamming distance threshold was determined on the full, target repertoire for subsequent clonotype clustering. </text:span><text:span text:style-name="T48">V-, J-gene and junction length properties of</text:span><text:span text:style-name="T50"> the </text:span><text:span text:style-name="T48">input, single-cell DNA sequence was applied </text:span><text:span text:style-name="T53">as filter criteria </text:span><text:span text:style-name="T48">to </text:span><text:span text:style-name="T68">exclude the majority of non-relevant sequences and </text:span><text:span text:style-name="T48">reduce the size of </text:span><text:span text:style-name="T50">the</text:span><text:span text:style-name="T48"> </text:span><text:span text:style-name="T50">target</text:span><text:span text:style-name="T48"> repertoire substantially making a </text:span><text:span text:style-name="T50">pre-filtered </text:span><text:span text:style-name="T48">"mini repertoire". </text:span><text:span text:style-name="T53">I</text:span><text:span text:style-name="T50">nput DNA sequence data in question was added to this </text:span><text:span text:style-name="T48">reduced AIRR dataset</text:span><text:span text:style-name="T50">. Clonal clustering </text:span><text:span text:style-name="T51">in this combined, </text:span><text:span text:style-name="T68">pre-filtered</text:span><text:span text:style-name="T51"> AIRR dataset grouped all related sequences around the input sequence. </text:span><text:span text:style-name="T53">All sorted m</text:span><text:span text:style-name="T51">embers of the queried B-cell lineage were revealed by the extraction and merge of such group</text:span><text:span text:style-name="T52">s</text:span><text:span text:style-name="T53"> (clonotypes)</text:span><text:span text:style-name="T51"> of sequences from all compartments of the subject.</text:span></text:p>
      <text:h text:style-name="P7" text:outline-level="2"><text:span text:style-name="T139">Visualization</text:span><text:span text:style-name="T114"> of </text:span>B-cell lineage<text:span text:style-name="T114">s </text:span><text:span text:style-name="T138">and network diagrams</text:span></text:h>
      <text:p text:style-name="P6"><text:span text:style-name="T35">Phylogen</text:span><text:span text:style-name="T39">esis</text:span><text:span text:style-name="T36"> </text:span><text:span text:style-name="T37">of related </text:span><text:span text:style-name="T36">B-cells </text:span><text:span text:style-name="T37">inside </text:span><text:span text:style-name="T35">clon</text:span><text:span text:style-name="T37">otype</text:span><text:span text:style-name="T35"> cluster</text:span><text:span text:style-name="T37">s </text:span><text:span text:style-name="T39">was</text:span><text:span text:style-name="T36"> </text:span><text:span text:style-name="T35">inferred by </text:span><text:span text:style-name="T38">the DNA parsimony approach in </text:span><text:span text:style-name="T35">"dnapars" </text:span><text:span text:style-name="T38">program</text:span><text:span text:style-name="T35"> (PHYLIP v3.697 software package, </text:span><text:reference-mark-start text:name="ZOTERO_ITEM CSL_CITATION {&quot;citationID&quot;:&quot;tQ558sG1&quot;,&quot;properties&quot;:{&quot;formattedCitation&quot;:&quot;[6], [7]&quot;,&quot;plainCitation&quot;:&quot;[6], [7]&quot;,&quot;noteIndex&quot;:0},&quot;citationItems&quot;:[{&quot;id&quot;:754,&quot;uris&quot;:[&quot;http://zotero.org/users/88945/items/BPK46ANR&quot;],&quot;uri&quot;:[&quot;http://zotero.org/users/88945/items/BPK46ANR&quot;],&quot;itemData&quot;:{&quot;id&quot;:754,&quot;type&quot;:&quot;article-journal&quot;,&quot;title&quot;:&quot;PHYLIP - Phylogeny Inference Package (Version 3.2)&quot;,&quot;container-title&quot;:&quot;Cladistics&quot;,&quot;page&quot;:&quot;164-166&quot;,&quot;volume&quot;:&quot;5&quot;,&quot;author&quot;:[{&quot;family&quot;:&quot;Felsenstein&quot;,&quot;given&quot;:&quot;J&quot;}],&quot;issued&quot;:{&quot;date-parts&quot;:[[&quot;1989&quot;]]}}},{&quot;id&quot;:755,&quot;uris&quot;:[&quot;http://zotero.org/users/88945/items/MEPYB9EK&quot;],&quot;uri&quot;:[&quot;http://zotero.org/users/88945/items/MEPYB9EK&quot;],&quot;itemData&quot;:{&quot;id&quot;:755,&quot;type&quot;:&quot;article-journal&quot;,&quot;title&quot;:&quot;B cells populating the multiple sclerosis brain mature in the draining cervical lymph nodes&quot;,&quot;container-title&quot;:&quot;Science Translational Medicine&quot;,&quot;page&quot;:&quot;248ra107&quot;,&quot;volume&quot;:&quot;6&quot;,&quot;issue&quot;:&quot;248&quot;,&quot;source&quot;:&quot;PubMed&quot;,&quot;abstract&quot;:&quot;Multiple sclerosis (MS) is an inflammatory disease of the central nervous system (CNS) characterized by autoimmune-mediated demyelination and neurodegeneration. The CNS of patients with MS harbors expanded clones of antigen-experienced B cells that reside in distinct compartments including the meninges, cerebrospinal fluid (CSF), and parenchyma. It is not understood whether this immune infiltrate initiates its development in the CNS or in peripheral tissues. B cells in the CSF can exchange with those in peripheral blood, implying that CNS B cells may have access to lymphoid tissue that may be the specific compartment(s) in which CNS-resident B cells encounter antigen and experience affinity maturation. Paired tissues were used to determine whether the B cells that populate the CNS mature in the draining cervical lymph nodes (CLNs). High-throughput sequencing of the antibody repertoire demonstrated that clonally expanded B cells were present in both compartments. Founding members of clones were more often found in the draining CLNs. More mature clonal members derived from these founders were observed in the draining CLNs and also in the CNS, including lesions. These data provide new evidence that B cells traffic freely across the tissue barrier, with the majority of B cell maturation occurring outside of the CNS in the secondary lymphoid tissue. Our study may aid in further defining the mechanisms of immunomodulatory therapies that either deplete circulating B cells or affect the intrathecal B cell compartment by inhibiting lymphocyte transmigration into the CNS.&quot;,&quot;DOI&quot;:&quot;10.1126/scitranslmed.3008879&quot;,&quot;ISSN&quot;:&quot;1946-6242&quot;,&quot;note&quot;:&quot;PMID: 25100741\nPMCID: PMC4388137&quot;,&quot;journalAbbreviation&quot;:&quot;Sci Transl Med&quot;,&quot;language&quot;:&quot;eng&quot;,&quot;author&quot;:[{&quot;family&quot;:&quot;Stern&quot;,&quot;given&quot;:&quot;Joel N. H.&quot;},{&quot;family&quot;:&quot;Yaari&quot;,&quot;given&quot;:&quot;Gur&quot;},{&quot;family&quot;:&quot;Vander Heiden&quot;,&quot;given&quot;:&quot;Jason A.&quot;},{&quot;family&quot;:&quot;Church&quot;,&quot;given&quot;:&quot;George&quot;},{&quot;family&quot;:&quot;Donahue&quot;,&quot;given&quot;:&quot;William F.&quot;},{&quot;family&quot;:&quot;Hintzen&quot;,&quot;given&quot;:&quot;Rogier Q.&quot;},{&quot;family&quot;:&quot;Huttner&quot;,&quot;given&quot;:&quot;Anita J.&quot;},{&quot;family&quot;:&quot;Laman&quot;,&quot;given&quot;:&quot;Jon D.&quot;},{&quot;family&quot;:&quot;Nagra&quot;,&quot;given&quot;:&quot;Rashed M.&quot;},{&quot;family&quot;:&quot;Nylander&quot;,&quot;given&quot;:&quot;Alyssa&quot;},{&quot;family&quot;:&quot;Pitt&quot;,&quot;given&quot;:&quot;David&quot;},{&quot;family&quot;:&quot;Ramanan&quot;,&quot;given&quot;:&quot;Sriram&quot;},{&quot;family&quot;:&quot;Siddiqui&quot;,&quot;given&quot;:&quot;Bilal A.&quot;},{&quot;family&quot;:&quot;Vigneault&quot;,&quot;given&quot;:&quot;Francois&quot;},{&quot;family&quot;:&quot;Kleinstein&quot;,&quot;given&quot;:&quot;Steven H.&quot;},{&quot;family&quot;:&quot;Hafler&quot;,&quot;given&quot;:&quot;David A.&quot;},{&quot;family&quot;:&quot;O'Connor&quot;,&quot;given&quot;:&quot;Kevin C.&quot;}],&quot;issued&quot;:{&quot;date-parts&quot;:[[&quot;2014&quot;,8,6]]}}}],&quot;schema&quot;:&quot;https://github.com/citation-style-language/schema/raw/master/csl-citation.json&quot;} RNDX2GEKhhez3"/><text:span text:style-name="T35">[6], [7]</text:span><text:reference-mark-end text:name="ZOTERO_ITEM CSL_CITATION {&quot;citationID&quot;:&quot;tQ558sG1&quot;,&quot;properties&quot;:{&quot;formattedCitation&quot;:&quot;[6], [7]&quot;,&quot;plainCitation&quot;:&quot;[6], [7]&quot;,&quot;noteIndex&quot;:0},&quot;citationItems&quot;:[{&quot;id&quot;:754,&quot;uris&quot;:[&quot;http://zotero.org/users/88945/items/BPK46ANR&quot;],&quot;uri&quot;:[&quot;http://zotero.org/users/88945/items/BPK46ANR&quot;],&quot;itemData&quot;:{&quot;id&quot;:754,&quot;type&quot;:&quot;article-journal&quot;,&quot;title&quot;:&quot;PHYLIP - Phylogeny Inference Package (Version 3.2)&quot;,&quot;container-title&quot;:&quot;Cladistics&quot;,&quot;page&quot;:&quot;164-166&quot;,&quot;volume&quot;:&quot;5&quot;,&quot;author&quot;:[{&quot;family&quot;:&quot;Felsenstein&quot;,&quot;given&quot;:&quot;J&quot;}],&quot;issued&quot;:{&quot;date-parts&quot;:[[&quot;1989&quot;]]}}},{&quot;id&quot;:755,&quot;uris&quot;:[&quot;http://zotero.org/users/88945/items/MEPYB9EK&quot;],&quot;uri&quot;:[&quot;http://zotero.org/users/88945/items/MEPYB9EK&quot;],&quot;itemData&quot;:{&quot;id&quot;:755,&quot;type&quot;:&quot;article-journal&quot;,&quot;title&quot;:&quot;B cells populating the multiple sclerosis brain mature in the draining cervical lymph nodes&quot;,&quot;container-title&quot;:&quot;Science Translational Medicine&quot;,&quot;page&quot;:&quot;248ra107&quot;,&quot;volume&quot;:&quot;6&quot;,&quot;issue&quot;:&quot;248&quot;,&quot;source&quot;:&quot;PubMed&quot;,&quot;abstract&quot;:&quot;Multiple sclerosis (MS) is an inflammatory disease of the central nervous system (CNS) characterized by autoimmune-mediated demyelination and neurodegeneration. The CNS of patients with MS harbors expanded clones of antigen-experienced B cells that reside in distinct compartments including the meninges, cerebrospinal fluid (CSF), and parenchyma. It is not understood whether this immune infiltrate initiates its development in the CNS or in peripheral tissues. B cells in the CSF can exchange with those in peripheral blood, implying that CNS B cells may have access to lymphoid tissue that may be the specific compartment(s) in which CNS-resident B cells encounter antigen and experience affinity maturation. Paired tissues were used to determine whether the B cells that populate the CNS mature in the draining cervical lymph nodes (CLNs). High-throughput sequencing of the antibody repertoire demonstrated that clonally expanded B cells were present in both compartments. Founding members of clones were more often found in the draining CLNs. More mature clonal members derived from these founders were observed in the draining CLNs and also in the CNS, including lesions. These data provide new evidence that B cells traffic freely across the tissue barrier, with the majority of B cell maturation occurring outside of the CNS in the secondary lymphoid tissue. Our study may aid in further defining the mechanisms of immunomodulatory therapies that either deplete circulating B cells or affect the intrathecal B cell compartment by inhibiting lymphocyte transmigration into the CNS.&quot;,&quot;DOI&quot;:&quot;10.1126/scitranslmed.3008879&quot;,&quot;ISSN&quot;:&quot;1946-6242&quot;,&quot;note&quot;:&quot;PMID: 25100741\nPMCID: PMC4388137&quot;,&quot;journalAbbreviation&quot;:&quot;Sci Transl Med&quot;,&quot;language&quot;:&quot;eng&quot;,&quot;author&quot;:[{&quot;family&quot;:&quot;Stern&quot;,&quot;given&quot;:&quot;Joel N. H.&quot;},{&quot;family&quot;:&quot;Yaari&quot;,&quot;given&quot;:&quot;Gur&quot;},{&quot;family&quot;:&quot;Vander Heiden&quot;,&quot;given&quot;:&quot;Jason A.&quot;},{&quot;family&quot;:&quot;Church&quot;,&quot;given&quot;:&quot;George&quot;},{&quot;family&quot;:&quot;Donahue&quot;,&quot;given&quot;:&quot;William F.&quot;},{&quot;family&quot;:&quot;Hintzen&quot;,&quot;given&quot;:&quot;Rogier Q.&quot;},{&quot;family&quot;:&quot;Huttner&quot;,&quot;given&quot;:&quot;Anita J.&quot;},{&quot;family&quot;:&quot;Laman&quot;,&quot;given&quot;:&quot;Jon D.&quot;},{&quot;family&quot;:&quot;Nagra&quot;,&quot;given&quot;:&quot;Rashed M.&quot;},{&quot;family&quot;:&quot;Nylander&quot;,&quot;given&quot;:&quot;Alyssa&quot;},{&quot;family&quot;:&quot;Pitt&quot;,&quot;given&quot;:&quot;David&quot;},{&quot;family&quot;:&quot;Ramanan&quot;,&quot;given&quot;:&quot;Sriram&quot;},{&quot;family&quot;:&quot;Siddiqui&quot;,&quot;given&quot;:&quot;Bilal A.&quot;},{&quot;family&quot;:&quot;Vigneault&quot;,&quot;given&quot;:&quot;Francois&quot;},{&quot;family&quot;:&quot;Kleinstein&quot;,&quot;given&quot;:&quot;Steven H.&quot;},{&quot;family&quot;:&quot;Hafler&quot;,&quot;given&quot;:&quot;David A.&quot;},{&quot;family&quot;:&quot;O'Connor&quot;,&quot;given&quot;:&quot;Kevin C.&quot;}],&quot;issued&quot;:{&quot;date-parts&quot;:[[&quot;2014&quot;,8,6]]}}}],&quot;schema&quot;:&quot;https://github.com/citation-style-language/schema/raw/master/csl-citation.json&quot;} RNDX2GEKhhez3"/><text:span text:style-name="T35">) </text:span><text:span text:style-name="T54">embedded in the Alakazam module (</text:span><text:span text:style-name="T55">v1.0.2 package</text:span><text:span text:style-name="T54">) </text:span><text:span text:style-name="T35">and represented as graphs or trees</text:span><text:span text:style-name="T37"> using the igraph (v1.2.5) R library </text:span><text:reference-mark-start text:name="ZOTERO_ITEM CSL_CITATION {&quot;citationID&quot;:&quot;uXE7JDMo&quot;,&quot;properties&quot;:{&quot;formattedCitation&quot;:&quot;[8]&quot;,&quot;plainCitation&quot;:&quot;[8]&quot;,&quot;noteIndex&quot;:0},&quot;citationItems&quot;:[{&quot;id&quot;:759,&quot;uris&quot;:[&quot;http://zotero.org/users/88945/items/RW32JHW7&quot;],&quot;uri&quot;:[&quot;http://zotero.org/users/88945/items/RW32JHW7&quot;],&quot;itemData&quot;:{&quot;id&quot;:759,&quot;type&quot;:&quot;article-journal&quot;,&quot;title&quot;:&quot;The Igraph Software Package for Complex Network Research&quot;,&quot;container-title&quot;:&quot;InterJournal&quot;,&quot;page&quot;:&quot;1695&quot;,&quot;volume&quot;:&quot;Complex Systems&quot;,&quot;author&quot;:[{&quot;family&quot;:&quot;Csardi&quot;,&quot;given&quot;:&quot;Gabor&quot;},{&quot;family&quot;:&quot;Nepusz&quot;,&quot;given&quot;:&quot;Tamas&quot;}],&quot;issued&quot;:{&quot;date-parts&quot;:[[&quot;2005&quot;]]}}}],&quot;schema&quot;:&quot;https://github.com/citation-style-language/schema/raw/master/csl-citation.json&quot;} RNDLwbBvoChCy"/><text:span text:style-name="T37">[8]</text:span><text:reference-mark-end text:name="ZOTERO_ITEM CSL_CITATION {&quot;citationID&quot;:&quot;uXE7JDMo&quot;,&quot;properties&quot;:{&quot;formattedCitation&quot;:&quot;[8]&quot;,&quot;plainCitation&quot;:&quot;[8]&quot;,&quot;noteIndex&quot;:0},&quot;citationItems&quot;:[{&quot;id&quot;:759,&quot;uris&quot;:[&quot;http://zotero.org/users/88945/items/RW32JHW7&quot;],&quot;uri&quot;:[&quot;http://zotero.org/users/88945/items/RW32JHW7&quot;],&quot;itemData&quot;:{&quot;id&quot;:759,&quot;type&quot;:&quot;article-journal&quot;,&quot;title&quot;:&quot;The Igraph Software Package for Complex Network Research&quot;,&quot;container-title&quot;:&quot;InterJournal&quot;,&quot;page&quot;:&quot;1695&quot;,&quot;volume&quot;:&quot;Complex Systems&quot;,&quot;author&quot;:[{&quot;family&quot;:&quot;Csardi&quot;,&quot;given&quot;:&quot;Gabor&quot;},{&quot;family&quot;:&quot;Nepusz&quot;,&quot;given&quot;:&quot;Tamas&quot;}],&quot;issued&quot;:{&quot;date-parts&quot;:[[&quot;2005&quot;]]}}}],&quot;schema&quot;:&quot;https://github.com/citation-style-language/schema/raw/master/csl-citation.json&quot;} RNDLwbBvoChCy"/><text:span text:style-name="T37">.</text:span><text:span text:style-name="T38"> </text:span><text:span text:style-name="T63">Network diagrams were </text:span><text:span text:style-name="T65">plotted</text:span><text:span text:style-name="T64"> </text:span><text:span text:style-name="T63">as </text:span><text:span text:style-name="T65">multi-lineage </text:span><text:span text:style-name="T63">graph s</text:span><text:span text:style-name="T65">et</text:span><text:span text:style-name="T70">s</text:span><text:span text:style-name="T63"> comprising of 2500 </text:span><text:span text:style-name="T65">unique, randomly selected</text:span><text:span text:style-name="T63">, clonally </text:span><text:span text:style-name="T66">grouped</text:span><text:span text:style-name="T63"> sequences where nodes represent distinct IgH sequences (</text:span><text:span text:style-name="T71">of </text:span><text:span text:style-name="T63">single clones) and </text:span><text:span text:style-name="T64">edges bind only related sequences. Size</text:span><text:span text:style-name="T69">s</text:span><text:span text:style-name="T64"> of nodes refer to the abundance</text:span><text:span text:style-name="T69">s</text:span><text:span text:style-name="T64"> of corresponding clone</text:span><text:span text:style-name="T67">s</text:span><text:span text:style-name="T64"> on a logarithmic scale. Different </text:span><text:soft-page-break/><text:span text:style-name="T64">color</text:span><text:span text:style-name="T67">ing</text:span><text:span text:style-name="T64"> schemes of the nodes were used to demonstrate compartment affiliation, mutation burden, isotype or antigen selection.</text:span></text:p>
      <text:h text:style-name="P10" text:outline-level="2">References</text:h>
      <text:section text:style-name="Sect1" text:name="ZOTERO_BIBL {&quot;uncited&quot;:[],&quot;omitted&quot;:[],&quot;custom&quot;:[]} CSL_BIBLIOGRAPHY RNDY2AQtRt227">
        <text:p text:style-name="Bibliography_20_1">[1]<text:tab/>X. Brochet, M.-P. Lefranc, and V. Giudicelli, “IMGT/V-QUEST: the highly customized and integrated system for IG and TR standardized V-J and V-D-J sequence analysis,” <text:span text:style-name="T1">Nucleic Acids Res.</text:span>, vol. 36, no. Web Server issue, pp. W503-508, Jul. 2008, doi: 10.1093/nar/gkn316.</text:p>
        <text:p text:style-name="Bibliography_20_1">[2]<text:tab/>N. T. Gupta, J. A. Vander Heiden, M. Uduman, D. Gadala-Maria, G. Yaari, and S. H. Kleinstein, “Change-O: a toolkit for analyzing large-scale B cell immunoglobulin repertoire sequencing data,” <text:span text:style-name="T1">Bioinforma. Oxf. Engl.</text:span>, vol. 31, no. 20, pp. 3356–3358, Oct. 2015, doi: 10.1093/bioinformatics/btv359.</text:p>
        <text:p text:style-name="Bibliography_20_1">[3]<text:tab/>H. Wickham and G. Grolemund, <text:span text:style-name="T1">R for Data Science: Import, Tidy, Transform, Visualize, and Model Data</text:span>, 1st edition. Sebastopol, CA: O’Reilly Media, 2017.</text:p>
        <text:p text:style-name="Bibliography_20_1">[4]<text:tab/>J. A. Vander Heiden <text:span text:style-name="T1">et al.</text:span>, “AIRR Community Standardized Representations for Annotated Immune Repertoires,” <text:span text:style-name="T1">Front. Immunol.</text:span>, vol. 9, 2018, doi: 10.3389/fimmu.2018.02206.</text:p>
        <text:p text:style-name="Bibliography_20_1">[5]<text:tab/>G. Yaari, M. Uduman, and S. H. Kleinstein, “Quantifying selection in high-throughput Immunoglobulin sequencing data sets,” <text:span text:style-name="T1">Nucleic Acids Res.</text:span>, vol. 40, no. 17, p. e134, Sep. 2012, doi: 10.1093/nar/gks457.</text:p>
        <text:p text:style-name="Bibliography_20_1">[6]<text:tab/>J. Felsenstein, “PHYLIP - Phylogeny Inference Package (Version 3.2),” <text:span text:style-name="T1">Cladistics</text:span>, vol. 5, pp. 164–166, 1989.</text:p>
        <text:p text:style-name="Bibliography_20_1">[7]<text:tab/>J. N. H. Stern <text:span text:style-name="T1">et al.</text:span>, “B cells populating the multiple sclerosis brain mature in the draining cervical lymph nodes,” <text:span text:style-name="T1">Sci. Transl. Med.</text:span>, vol. 6, no. 248, p. 248ra107, Aug. 2014, doi: 10.1126/scitranslmed.3008879.</text:p>
        <text:p text:style-name="Bibliography_20_1">[8]<text:tab/>G. Csardi and T. Nepusz, “The Igraph Software Package for Complex Network Research,” <text:span text:style-name="T1">InterJournal</text:span>, vol. Complex Systems, p. 1695, 2005.</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Arial1" fo:font-family="Arial" style:font-style-name="Regular"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2" fo:font-family="Arial" style:font-style-name="Bold" style:font-family-generic="swiss" style:font-pitch="variable" fo:font-size="14pt" fo:font-weight="bold" style:font-size-asian="115%" style:font-weight-asian="bold" style:font-size-complex="115%" style:font-weight-complex="600"/>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text-properties style:font-name="Arial1" fo:font-family="Arial" style:font-style-name="Regular"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text-transform="uppercase" style:font-name="Arial2" fo:font-family="Arial" style:font-style-name="Bold" style:font-family-generic="swiss"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Times New Roman" fo:font-family="'Times New Roman'"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Blazso</meta:initial-creator>
    <meta:creation-date>2019-07-11T19:37:41.610888366</meta:creation-date>
    <dc:date>2020-12-15T20:24:35.702427004</dc:date>
    <dc:creator>Peter Blazso</dc:creator>
    <meta:editing-duration>PT21H9M55S</meta:editing-duration>
    <meta:editing-cycles>174</meta:editing-cycles>
    <meta:generator>LibreOffice/7.0.3.1$Linux_X86_64 LibreOffice_project/00$Build-1</meta:generator>
    <meta:document-statistic meta:table-count="0" meta:image-count="0" meta:object-count="0" meta:page-count="5" meta:paragraph-count="28" meta:word-count="1231" meta:character-count="8775" meta:non-whitespace-character-count="7578"/>
    <meta:user-defined meta:name="ZOTERO_PREF_1">&lt;data data-version="3" zotero-version="5.0.60"&gt;&lt;session id="gl5EA0OQ"/&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